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9e6d4" officeooo:paragraph-rsid="0009e6d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b8506" officeooo:paragraph-rsid="000b850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c1a57" officeooo:paragraph-rsid="000b850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c1a57" officeooo:paragraph-rsid="000c1a5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c1a57" officeooo:paragraph-rsid="001b4b5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0b36ec" officeooo:paragraph-rsid="0017e4b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none" fo:font-weight="normal" officeooo:rsid="001fe178" officeooo:paragraph-rsid="000c1a5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normal" officeooo:rsid="0009e6d4" officeooo:paragraph-rsid="001b4b5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normal" officeooo:rsid="000d9e28" officeooo:paragraph-rsid="0022a28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normal" officeooo:rsid="0020afd4" officeooo:paragraph-rsid="000d9e2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none" fo:font-weight="normal" officeooo:rsid="000e39d1" officeooo:paragraph-rsid="000f848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none" fo:font-weight="normal" officeooo:rsid="000e39d1" officeooo:paragraph-rsid="000d9e2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none" fo:font-weight="normal" officeooo:rsid="000e39d1" officeooo:paragraph-rsid="0022a28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none" fo:font-weight="normal" officeooo:rsid="002504af" officeooo:paragraph-rsid="0025bde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solid" style:text-underline-width="auto" style:text-underline-color="font-color" fo:font-weight="normal" officeooo:rsid="000f848c" officeooo:paragraph-rsid="0026247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solid" style:text-underline-width="auto" style:text-underline-color="font-color" fo:font-weight="normal" officeooo:rsid="0025bdea" officeooo:paragraph-rsid="0025bde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ato" fo:font-size="12pt" fo:language="en" fo:country="US" style:text-underline-style="none" fo:font-weight="normal" officeooo:rsid="0009e6d4" officeooo:paragraph-rsid="0009e6d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ato" fo:font-size="12pt" fo:language="en" fo:country="US" style:text-underline-style="solid" style:text-underline-width="auto" style:text-underline-color="font-color" fo:font-weight="bold" officeooo:rsid="000a8005" officeooo:paragraph-rsid="000b36e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ato" fo:font-size="12pt" fo:font-weight="normal" officeooo:paragraph-rsid="0017e4bc"/>
    </style:style>
    <style:style style:name="P20" style:family="paragraph" style:parent-style-name="Standard">
      <style:paragraph-properties fo:text-align="start" style:justify-single-word="false"/>
      <style:text-properties style:font-name="Lato" fo:font-size="14pt" fo:language="en" fo:country="US" style:text-underline-style="solid" style:text-underline-width="auto" style:text-underline-color="font-color" fo:font-weight="bold" officeooo:rsid="0009e6d4" officeooo:paragraph-rsid="0009e6d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ato" fo:font-size="14pt" fo:language="en" fo:country="US" style:text-underline-style="solid" style:text-underline-width="auto" style:text-underline-color="font-color" fo:font-weight="bold" officeooo:rsid="000b8506" officeooo:paragraph-rsid="000b850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ato" fo:font-size="14pt" fo:language="en" fo:country="US" style:text-underline-style="solid" style:text-underline-width="auto" style:text-underline-color="font-color" fo:font-weight="bold" officeooo:rsid="000c1a57" officeooo:paragraph-rsid="000c1a5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ato" fo:font-size="14pt" fo:language="en" fo:country="US" fo:font-weight="bold" officeooo:rsid="0009e6d4" officeooo:paragraph-rsid="000b8506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ato" fo:font-size="14pt" fo:language="en" fo:country="US" fo:font-weight="bold" officeooo:rsid="000c1a57" officeooo:paragraph-rsid="000c1a5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ato" fo:font-size="14pt" fo:language="en" fo:country="US" fo:font-weight="bold" officeooo:rsid="001b4b55" officeooo:paragraph-rsid="000c1a5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ato" fo:font-size="14pt" fo:language="en" fo:country="US" fo:font-style="normal" style:text-underline-style="solid" style:text-underline-width="auto" style:text-underline-color="font-color" fo:font-weight="bold" officeooo:rsid="0025bdea" officeooo:paragraph-rsid="000f848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ato" fo:font-size="20pt" fo:language="en" fo:country="US" fo:font-weight="bold" officeooo:rsid="0009e6d4" officeooo:paragraph-rsid="0009e6d4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ato" fo:font-size="20pt" fo:language="en" fo:country="US" fo:font-weight="bold" officeooo:rsid="0014624c" officeooo:paragraph-rsid="0014624c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ato" fo:font-size="20pt" fo:language="en" fo:country="US" style:text-underline-style="solid" style:text-underline-width="auto" style:text-underline-color="font-color" fo:font-weight="bold" officeooo:rsid="0009e6d4" officeooo:paragraph-rsid="0009e6d4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ato" fo:font-size="20pt" fo:language="en" fo:country="US" style:text-underline-style="none" fo:font-weight="bold" officeooo:rsid="000b36ec" officeooo:paragraph-rsid="000b36ec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fo:language="en" fo:country="US" officeooo:paragraph-rsid="000b36ec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2pt" fo:language="en" fo:country="US" style:text-underline-style="none" fo:font-weight="normal" officeooo:rsid="0009e6d4" officeooo:paragraph-rsid="0009e6d4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Arial" fo:font-size="12pt" fo:language="en" fo:country="US" style:text-underline-style="none" fo:font-weight="normal" officeooo:rsid="00186f99" officeooo:paragraph-rsid="000b36ec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Arial" fo:font-size="12pt" fo:language="en" fo:country="US" style:text-underline-style="none" fo:font-weight="normal" officeooo:rsid="000b8506" officeooo:paragraph-rsid="000b8506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Arial" fo:font-size="12pt" fo:language="en" fo:country="US" style:text-underline-style="none" fo:font-weight="normal" officeooo:rsid="000d9e28" officeooo:paragraph-rsid="000d9e28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Arial" fo:font-size="12pt" fo:language="en" fo:country="US" style:text-underline-style="none" fo:font-weight="normal" officeooo:rsid="0022a28b" officeooo:paragraph-rsid="0022a28b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Arial" fo:font-size="12pt" fo:language="en" fo:country="US" style:text-underline-style="none" fo:font-weight="normal" officeooo:rsid="0022a28b" officeooo:paragraph-rsid="0022a28b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normal" officeooo:rsid="000b36ec" officeooo:paragraph-rsid="000b36ec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Arial" fo:font-size="12pt" fo:language="en" fo:country="US" style:text-underline-style="solid" style:text-underline-width="auto" style:text-underline-color="font-color" fo:font-weight="normal" officeooo:rsid="0022a28b" officeooo:paragraph-rsid="0022a28b" style:font-size-asian="12pt" style:font-weight-asian="normal" style:font-size-complex="12pt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style:font-name="Arial" fo:font-size="12pt" fo:language="en" fo:country="US" fo:font-style="normal" style:text-underline-style="solid" style:text-underline-width="auto" style:text-underline-color="font-color" fo:font-weight="normal" officeooo:rsid="000f848c" officeooo:paragraph-rsid="002504a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Arial" fo:font-size="12pt" fo:language="en" fo:country="US" fo:font-style="normal" style:text-underline-style="none" fo:font-weight="normal" officeooo:rsid="002504af" officeooo:paragraph-rsid="002504a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ato" fo:font-size="12pt" style:text-underline-style="solid" style:text-underline-width="auto" style:text-underline-color="font-color" fo:font-weight="bold" officeooo:rsid="000a8005" style:font-size-asian="12pt" style:font-weight-asian="bold" style:font-size-complex="12pt" style:font-weight-complex="bold"/>
    </style:style>
    <style:style style:name="T2" style:family="text">
      <style:text-properties style:font-name="Lato" fo:font-size="12pt" style:text-underline-style="solid" style:text-underline-width="auto" style:text-underline-color="font-color" fo:font-weight="bold" officeooo:rsid="00186f99" style:font-size-asian="12pt" style:font-weight-asian="bold" style:font-size-complex="12pt" style:font-weight-complex="bold"/>
    </style:style>
    <style:style style:name="T3" style:family="text">
      <style:text-properties style:font-name="Arial" style:text-underline-style="none" fo:font-weight="normal" officeooo:rsid="000b36ec" style:font-weight-asian="normal" style:font-weight-complex="normal"/>
    </style:style>
    <style:style style:name="T4" style:family="text">
      <style:text-properties style:font-name="Arial" style:text-underline-style="none" fo:font-weight="normal" officeooo:rsid="00186f99" style:font-weight-asian="normal" style:font-weight-complex="normal"/>
    </style:style>
    <style:style style:name="T5" style:family="text">
      <style:text-properties officeooo:rsid="000a8005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officeooo:rsid="000c1a57"/>
    </style:style>
    <style:style style:name="T9" style:family="text">
      <style:text-properties style:text-underline-style="none" officeooo:rsid="001963db"/>
    </style:style>
    <style:style style:name="T10" style:family="text">
      <style:text-properties style:text-underline-style="none" officeooo:rsid="001b4b55"/>
    </style:style>
    <style:style style:name="T11" style:family="text">
      <style:text-properties style:text-underline-style="none" officeooo:rsid="001b4f50"/>
    </style:style>
    <style:style style:name="T12" style:family="text">
      <style:text-properties style:text-underline-style="none" officeooo:rsid="001cb992"/>
    </style:style>
    <style:style style:name="T13" style:family="text">
      <style:text-properties style:text-underline-style="none" officeooo:rsid="001d5179"/>
    </style:style>
    <style:style style:name="T14" style:family="text">
      <style:text-properties style:text-underline-style="none" officeooo:rsid="0020afd4"/>
    </style:style>
    <style:style style:name="T15" style:family="text">
      <style:text-properties style:text-underline-style="none" officeooo:rsid="0022a28b"/>
    </style:style>
    <style:style style:name="T16" style:family="text">
      <style:text-properties style:text-underline-style="none" officeooo:rsid="00242f06"/>
    </style:style>
    <style:style style:name="T17" style:family="text">
      <style:text-properties style:text-underline-style="none" officeooo:rsid="002504af"/>
    </style:style>
    <style:style style:name="T18" style:family="text">
      <style:text-properties style:text-underline-style="none" officeooo:rsid="00262475"/>
    </style:style>
    <style:style style:name="T19" style:family="text">
      <style:text-properties style:text-underline-style="none" officeooo:rsid="002686e0"/>
    </style:style>
    <style:style style:name="T20" style:family="text">
      <style:text-properties style:text-underline-style="none" officeooo:rsid="0027303f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a8005"/>
    </style:style>
    <style:style style:name="T23" style:family="text">
      <style:text-properties style:text-underline-style="solid" style:text-underline-width="auto" style:text-underline-color="font-color" officeooo:rsid="000b8506"/>
    </style:style>
    <style:style style:name="T24" style:family="text">
      <style:text-properties style:text-underline-style="solid" style:text-underline-width="auto" style:text-underline-color="font-color" officeooo:rsid="001a0821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italic" style:text-underline-style="none" officeooo:rsid="00242f06" style:font-style-asian="italic" style:font-style-complex="italic"/>
    </style:style>
    <style:style style:name="T27" style:family="text">
      <style:text-properties officeooo:rsid="0014624c"/>
    </style:style>
    <style:style style:name="T28" style:family="text">
      <style:text-properties fo:language="en" fo:country="US" style:text-underline-style="none" officeooo:rsid="0015a9b1" style:font-size-asian="10.5pt" style:font-weight-asian="normal" style:font-size-complex="12pt" style:font-weight-complex="normal"/>
    </style:style>
    <style:style style:name="T29" style:family="text">
      <style:text-properties fo:language="en" fo:country="US" style:text-underline-style="none" officeooo:rsid="0016b8c0" style:font-size-asian="10.5pt" style:font-weight-asian="normal" style:font-size-complex="12pt" style:font-weight-complex="normal"/>
    </style:style>
    <style:style style:name="T30" style:family="text">
      <style:text-properties fo:language="en" fo:country="US" style:text-underline-style="none" officeooo:rsid="0017e4bc" style:font-size-asian="10.5pt" style:font-weight-asian="normal" style:font-size-complex="12pt" style:font-weight-complex="normal"/>
    </style:style>
    <style:style style:name="T31" style:family="text">
      <style:text-properties fo:language="en" fo:country="US" style:text-underline-style="none" officeooo:rsid="0027303f" style:font-size-asian="10.5pt" style:font-weight-asian="normal" style:font-size-complex="12pt" style:font-weight-complex="normal"/>
    </style:style>
    <style:style style:name="T32" style:family="text">
      <style:text-properties fo:language="en" fo:country="US" style:text-underline-style="none" officeooo:rsid="002925da" style:font-size-asian="10.5pt" style:font-weight-asian="normal" style:font-size-complex="12pt" style:font-weight-complex="normal"/>
    </style:style>
    <style:style style:name="T33" style:family="text">
      <style:text-properties fo:language="en" fo:country="US" style:text-underline-style="solid" style:text-underline-width="auto" style:text-underline-color="font-color" officeooo:rsid="0016b8c0" style:font-size-asian="10.5pt" style:font-weight-asian="normal" style:font-size-complex="12pt" style:font-weight-complex="normal"/>
    </style:style>
    <style:style style:name="T34" style:family="text">
      <style:text-properties officeooo:rsid="00186f99"/>
    </style:style>
    <style:style style:name="T35" style:family="text">
      <style:text-properties officeooo:rsid="001963db"/>
    </style:style>
    <style:style style:name="T36" style:family="text">
      <style:text-properties officeooo:rsid="001b4b55"/>
    </style:style>
    <style:style style:name="T37" style:family="text">
      <style:text-properties officeooo:rsid="001f466c"/>
    </style:style>
    <style:style style:name="T38" style:family="text">
      <style:text-properties officeooo:rsid="0020afd4"/>
    </style:style>
    <style:style style:name="T39" style:family="text">
      <style:text-properties officeooo:rsid="0025bde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Jose Luis Ribero Duque</text:p>
      <text:p text:style-name="P28">Data Engineer</text:p>
      <text:p text:style-name="P27"/>
      <text:p text:style-name="P29">Educati<text:span text:style-name="T27">on</text:span></text:p>
      <text:list xml:id="list3522007320" text:style-name="L1">
        <text:list-item>
          <text:p text:style-name="P32">Universi<text:span text:style-name="T27">dad </text:span>de Antioquia: <text:span text:style-name="T36">Phisicist</text:span></text:p>
        </text:list-item>
        <text:list-item>
          <text:p text:style-name="P32">Universi<text:span text:style-name="T27">ty of </text:span>San Diego California: <text:span text:style-name="T27">B</text:span>ig Data <text:span text:style-name="T27">Specialist</text:span></text:p>
        </text:list-item>
      </text:list>
      <text:p text:style-name="P1"/>
      <text:p text:style-name="P1"/>
      <text:p text:style-name="P1"/>
      <text:p text:style-name="P30">(E, T, L) <text:span text:style-name="T27">Project</text:span></text:p>
      <text:p text:style-name="P29"/>
      <text:p text:style-name="P20"><text:span text:style-name="T5">Description</text:span><text:span text:style-name="T27"> of the Problem</text:span>:</text:p>
      <text:p text:style-name="P17"/>
      <text:p text:style-name="P19"><text:span text:style-name="T28">For the local 2018 government elections </text:span><text:span text:style-name="T29">a political team need create a data base with all the possible data from <text:s/></text:span><text:span text:style-name="T32">the</text:span><text:span text:style-name="T29"> electors of a particular town. </text:span><text:span text:style-name="T32">We will use this database</text:span><text:span text:style-name="T30"> to send a political message from </text:span><text:span text:style-name="T32">the</text:span><text:span text:style-name="T30"> political team. The Data was recollected from divers sources between these handmade data bases all with different stru</text:span><text:span text:style-name="T31">c</text:span><text:span text:style-name="T30">tures.</text:span></text:p>
      <text:p text:style-name="P6"/>
      <text:p text:style-name="P18"><text:span text:style-name="T34">Project </text:span>Obje<text:span text:style-name="T34">c</text:span>tiv<text:span text:style-name="T34">e</text:span>:<text:span text:style-name="T7"> </text:span><text:span text:style-name="T3"><text:s/></text:span><text:span text:style-name="T4">To send a message via</text:span><text:span text:style-name="T3"> Whats App</text:span></text:p>
      <text:p text:style-name="P18"/>
      <text:p text:style-name="P31"><text:span text:style-name="T1">Objetiv</text:span><text:span text:style-name="T2">es</text:span><text:span text:style-name="T1">:</text:span></text:p>
      <text:p text:style-name="P18"/>
      <text:p text:style-name="P18"/>
      <text:list xml:id="list4263421460" text:style-name="L2">
        <text:list-item>
          <text:p text:style-name="P33">To <text:s/>obtain all the possible population information taking divers sources and databases </text:p>
        </text:list-item>
        <text:list-item>
          <text:p text:style-name="P38"><text:span text:style-name="T6">Filt</text:span><text:span text:style-name="T9">er, structure and preparing the databases, cleaning and fixing the errors </text:span></text:p>
        </text:list-item>
        <text:list-item>
          <text:p text:style-name="P34">Unifi<text:span text:style-name="T35">ed all the databases dropping the multiplied data</text:span></text:p>
        </text:list-item>
        <text:list-item>
          <text:p text:style-name="P34">Filt<text:span text:style-name="T35">er the unified database dropping the contacts with no ACTIVE</text:span> WhatsApp <text:span text:style-name="T35">account</text:span></text:p>
        </text:list-item>
        <text:list-item>
          <text:p text:style-name="P34"><text:span text:style-name="T35">To Send a specifi</text:span><text:span text:style-name="T36">c</text:span><text:span text:style-name="T35"> message via</text:span> WhatsApp Web <text:span text:style-name="T35">to all </text:span><text:span text:style-name="T36">the</text:span><text:span text:style-name="T35"> conctacs in the filtered unified database</text:span></text:p>
        </text:list-item>
      </text:list>
      <text:p text:style-name="P2"/>
      <text:p text:style-name="P2"/>
      <text:p text:style-name="P23"><text:span text:style-name="T22">D</text:span><text:span text:style-name="T24">evelopment</text:span><text:span text:style-name="T23">:</text:span></text:p>
      <text:p text:style-name="P21"/>
      <text:p text:style-name="P24"><text:span text:style-name="T23">E</text:span><text:span text:style-name="T21">xtrac</text:span><text:span text:style-name="T24">t</text:span></text:p>
      <text:p text:style-name="P25"/>
      <text:p text:style-name="P8"><text:span text:style-name="T10">The first phase of project was recollect all the possible information from different sources like web pages, local physical databases and information taken from people close to the political team. <text:s/></text:span><text:span text:style-name="T11">Exploring the information obtained we noticed that </text:span><text:span text:style-name="T12">almost </text:span><text:span text:style-name="T11">all the information is with no format, disordered with errors and empty fields</text:span><text:span text:style-name="T8">. </text:span><text:span text:style-name="T12">We digitalized the physical data and we transformed it to .csv forma</text:span><text:span text:style-name="T13">t.</text:span></text:p>
      <text:p text:style-name="P5"/>
      <text:p text:style-name="P3"/>
      <text:p text:style-name="P4"/>
      <text:p text:style-name="P22"><text:soft-page-break/>Transforma<text:span text:style-name="T37">tio</text:span>n</text:p>
      <text:p text:style-name="P4"/>
      <text:p text:style-name="P7">In this point we have three data bases with no format, disordered <text:span text:style-name="T38">with</text:span> empty fields.</text:p>
      <text:list xml:id="list4247125427" text:style-name="L3">
        <text:list-item>
          <text:p text:style-name="P35">db_cocorna_enlaces.csv</text:p>
        </text:list-item>
        <text:list-item>
          <text:p text:style-name="P35">db_cocorna_people.csv</text:p>
        </text:list-item>
        <text:list-item>
          <text:p text:style-name="P35">db_cocorna_consolidate.csv</text:p>
        </text:list-item>
      </text:list>
      <text:p text:style-name="P10"/>
      <text:p text:style-name="P9"><text:span text:style-name="T14">We use </text:span><text:span text:style-name="T6"><text:s/></text:span><text:span text:style-name="T25">filtering.py </text:span><text:span text:style-name="T14"><text:s/>for </text:span><text:span text:style-name="T15">filter, </text:span><text:span text:style-name="T14">clean and organize each database with a specified format with no empty fields. </text:span><text:span text:style-name="T15">Once this first step was made we obtained three new databases</text:span></text:p>
      <text:list xml:id="list981352083" text:style-name="L4">
        <text:list-item>
          <text:p text:style-name="P36">Cocorna_phone_numbers_people.csv</text:p>
        </text:list-item>
        <text:list-item>
          <text:p text:style-name="P36">Cocorna_phone_numbers_enlaces.csv</text:p>
        </text:list-item>
        <text:list-item>
          <text:p text:style-name="P36">Cocorna_phone_numbers_consolidated.csv</text:p>
          <text:p text:style-name="P39"/>
        </text:list-item>
      </text:list>
      <text:p text:style-name="P9"><text:span text:style-name="T14">After filtering and cleaning </text:span><text:span text:style-name="T16">we used </text:span><text:span text:style-name="T26">data_integration.py </text:span><text:span text:style-name="T16">for integrate t</text:span><text:span text:style-name="T14">he three </text:span><text:span text:style-name="T15">databases in a database with no duplicated records and well formted.</text:span></text:p>
      <text:list xml:id="list66548428" text:style-name="L5">
        <text:list-item>
          <text:p text:style-name="P37">Cocorna_phone_numbers_integrated.csv</text:p>
        </text:list-item>
      </text:list>
      <text:p text:style-name="P13"/>
      <text:p text:style-name="P11"/>
      <text:p text:style-name="P26">Load</text:p>
      <text:p text:style-name="P12"/>
      <text:p text:style-name="P14">After integration we load the database to WhatsApp Web application for filter the the <text:span text:style-name="T39">phone </text:span>number<text:span text:style-name="T39">s</text:span> with an ACTIVE <text:s/>account. This step produced a new database called</text:p>
      <text:list xml:id="list2087401910" text:style-name="L6">
        <text:list-item>
          <text:p text:style-name="P40"><text:span text:style-name="T6">WhatsApp_contacts.</text:span><text:span text:style-name="T17">csv</text:span></text:p>
          <text:p text:style-name="P41"/>
        </text:list-item>
      </text:list>
      <text:p text:style-name="P16"><text:span text:style-name="T17">T</text:span><text:span text:style-name="T6">his last database will be used to send the messages to the voters.</text:span></text:p>
      <text:p text:style-name="P16"/>
      <text:p text:style-name="P15"><text:span text:style-name="T18">We used a code made in Python that load the database, open a Google Chrome window search for WhatsApp Web, </text:span><text:span text:style-name="T19">takes one by one the contacts in the database and send the message </text:span><text:span text:style-name="T20">to th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9d7e6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9d7e6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7:33:36.352257520</meta:creation-date>
    <dc:date>2024-03-19T10:45:12.440772613</dc:date>
    <meta:editing-duration>PT44M1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386" meta:character-count="2482" meta:non-whitespace-character-count="2138"/>
  </office:meta>
</office:document-meta>
</file>